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313CFDD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subtitle">
      <style:graphic-properties draw:fill-color="#ffffff" fo:min-height="16.255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2cm" fo:margin-bottom="0cm" fo:text-align="end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>Gura </text:span><text:span text:style-name="T1">プログラミング言語の紹介</text:span></text:p>
            <text:p text:style-name="P2"><text:span text:style-name="T2">斉藤 寛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5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15:53:32.905000000</meta:creation-date>
    <dc:date>2014-07-13T16:01:02.390000000</dc:date>
    <meta:editing-duration>P0D</meta:editing-duration>
    <meta:editing-cycles>1</meta:editing-cycles>
    <meta:document-statistic meta:object-count="44"/>
    <meta:generator>LibreOffice/4.2.5.2$Windows_x86 LibreOffice_project/6ff819b65674ae6c83f3cbab9e4a4c2b292a7a94</meta:generator>
  </office:meta>
</office:document-meta>
</file>